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20_15-49-05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1-20_15-40-32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1-20_15-39-25_000.jpg</text:p>
          </table:table-cell>
          <table:table-cell office:value-type="string">
            <text:p>:m 保管場所 <text:s text:c="2"/>/　針金　1.6mm　/ PCラック　=&gt;　上から2段目　ダンボール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1-20_11-01-06_000.jpg</text:p>
          </table:table-cell>
          <table:table-cell table:style-name="ce3" office:value-type="string">
            <text:p>:m other / 本　『どうして私のアトピーは治ったか』　井出智子、他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1-20_07-46-38_000.jpg</text:p>
          </table:table-cell>
          <table:table-cell table:style-name="ce3" office:value-type="string">
            <text:p>:m 食べた物/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1-20_06-31-44_000.jpg</text:p>
          </table:table-cell>
          <table:table-cell table:style-name="ce3" office:value-type="string">
            <text:p>:m other / 温度　ベランダ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1-20_06-28-50_000.jpg</text:p>
          </table:table-cell>
          <table:table-cell table:style-name="ce3" office:value-type="string">
            <text:p>:m :PHOTO 起きた時刻 / 20170120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7-01-20_02-26-02_009.jpg</text:p>
          </table:table-cell>
          <table:table-cell office:value-type="string">
            <text:p>:m 記録 / 身体　顔　ヒフ / アトピー / 状況　夜 2017-01-20_01-39-11_000.jpg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7-01-20_02-26-02_008.jpg</text:p>
          </table:table-cell>
          <table:table-cell office:value-type="string">
            <text:p>:m 記録 / 身体　顔　ヒフ / アトピー / 状況　夜 2017-01-20_01-39-11_000.jpg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1-20_02-26-02_007.jpg</text:p>
          </table:table-cell>
          <table:table-cell table:style-name="ce3" office:value-type="string">
            <text:p>:m other / ソーテック / 作業メモ / C#1-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1-20_02-26-02_006.jpg</text:p>
          </table:table-cell>
          <table:table-cell table:style-name="ce3" office:value-type="string">
            <text:p>:m other / ソーテック / 作業メモ / B#3-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1-20_02-26-02_005.jpg</text:p>
          </table:table-cell>
          <table:table-cell table:style-name="ce3" office:value-type="string">
            <text:p>:m other / ソーテック / 作業メモ / B#1-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1-20_02-26-02_004.jpg</text:p>
          </table:table-cell>
          <table:table-cell table:style-name="ce3" office:value-type="string">
            <text:p>:m other / ソーテック / 作業メモ / A#5-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1-20_02-26-02_003.jpg</text:p>
          </table:table-cell>
          <table:table-cell table:style-name="ce3" office:value-type="string">
            <text:p>:m other / ソーテック / 作業メモ / A#1-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1-20_02-26-02_002.jpg</text:p>
          </table:table-cell>
          <table:table-cell table:style-name="ce3" office:value-type="string">
            <text:p>:m other / ソーテック様 / スケジュール　朝　出勤　時間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1-20_02-26-02_001.jpg</text:p>
          </table:table-cell>
          <table:table-cell table:style-name="ce3" office:value-type="string">
            <text:p>:m other / やること　⇒　風呂出たあと　クリーム塗る、他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2017-01-20_01-39-1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1-19_19-51-34_000.jpg</text:p>
          </table:table-cell>
          <table:table-cell table:style-name="ce3" office:value-type="string">
            <text:p>:m 食べた物/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1-19_18-14-17_000.jpg</text:p>
          </table:table-cell>
          <table:table-cell table:style-name="ce3" office:value-type="string">
            <text:p>:m other / ソーテック様 / 修理事項 / VA-12 / 初めにやること　⇒　首藤さんからのメモ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1-19_18-12-21_000.jpg</text:p>
          </table:table-cell>
          <table:table-cell table:style-name="ce3" office:value-type="string">
            <text:p>:m other / ソーテック / 作業メモ / C#3-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1-19_18-08-11_000.jpg</text:p>
          </table:table-cell>
          <table:table-cell table:style-name="ce3" office:value-type="string">
            <text:p>:m other / ソーテック / 作業メモ / A#3-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1-19_18-05-01_000.jpg</text:p>
          </table:table-cell>
          <table:table-cell table:style-name="ce3" office:value-type="string">
            <text:p>:m other / ソーテック様 / 明細書　記載事項　交通費他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1-19_18-04-27_000.jpg</text:p>
          </table:table-cell>
          <table:table-cell table:style-name="ce3" office:value-type="string">
            <text:p>:m other / ソーテック様 / 次回以降　予定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1-19_17-44-08_000.jpg</text:p>
          </table:table-cell>
          <table:table-cell table:style-name="ce3" office:value-type="string">
            <text:p>:m other / ソーテック様 / 持ち物　朝　出勤　やることリスト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1-19_17-25-4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1-19_17-25-25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1-19_05-56-00_000.jpg</text:p>
          </table:table-cell>
          <table:table-cell table:style-name="ce3" office:value-type="string">
            <text:p>:m 食べた物/</text:p>
          </table:table-cell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2017-01-19_02-16-54_01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2017-01-19_02-16-54_01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2017-01-19_02-16-54_01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2017-01-19_02-16-54_01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2017-01-19_02-16-54_01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2017-01-19_02-16-54_01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2017-01-19_02-16-54_01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1-19_02-16-54_012.jpg</text:p>
          </table:table-cell>
          <table:table-cell table:style-name="ce3" office:value-type="string">
            <text:p>:m other / お金管理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1-19_02-16-54_011.jpg</text:p>
          </table:table-cell>
          <table:table-cell office:value-type="string">
            <text:p>:m pur / 時計　bgt=2千円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1-19_02-16-54_010.jpg</text:p>
          </table:table-cell>
          <table:table-cell table:style-name="ce3" office:value-type="string">
            <text:p>:m other / ソーテック様 / 準備　朝　やることリスト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1-19_02-16-54_009.jpg</text:p>
          </table:table-cell>
          <table:table-cell table:style-name="ce3" office:value-type="string">
            <text:p>:m :th / 考え / 「埋め込まれていない」　⇒　神様　動物たち</text:p>
          </table:table-cell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2017-01-19_02-16-54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2017-01-19_02-16-54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2017-01-19_02-16-54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1-19_02-16-54_005.jpg</text:p>
          </table:table-cell>
          <table:table-cell table:style-name="ce3" office:value-type="string">
            <text:p>:tome <text:s/>/ plan / 金入ったら　⇒　近接センサー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1-19_02-16-54_004.jpg</text:p>
          </table:table-cell>
          <table:table-cell table:style-name="ce3" office:value-type="string">
            <text:p>:m other / ソーテック様 / 電車時刻　朝　平日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1-19_02-16-54_003.jpg</text:p>
          </table:table-cell>
          <table:table-cell table:style-name="ce3" office:value-type="string">
            <text:p>:m other / ソーテック様 / 持ち物　朝　出勤　リスト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1-19_02-16-54_002.jpg</text:p>
          </table:table-cell>
          <table:table-cell office:value-type="string">
            <text:p>:i FX / チャートパターンとは　複雑系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2017-01-19_02-16-54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1-18_20-37-12_000.jpg</text:p>
          </table:table-cell>
          <table:table-cell table:style-name="ce3" office:value-type="string">
            <text:p>:m 食べた物/</text:p>
          </table:table-cell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2017-01-18_18-09-39_000.jpg</text:p>
          </table:table-cell>
          <table:table-cell office:value-type="string">
            <text:p>:m 記録 / ソーテック株式会社　首藤様　お名刺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1-18_17-28-11_000.jpg</text:p>
          </table:table-cell>
          <table:table-cell table:style-name="ce3" office:value-type="string">
            <text:p>:m other / :do / job　⇒　アイホンの修理　⇒　OK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1-18_05-55-22_000.jpg</text:p>
          </table:table-cell>
          <table:table-cell table:style-name="ce3" office:value-type="string">
            <text:p>:m 食べた物/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1-18_05-54-23_000.jpg</text:p>
          </table:table-cell>
          <table:table-cell office:value-type="string">
            <text:p>:m 記録 / 朝食　⇒　台所　完了図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1-18_05-43-26_000.jpg</text:p>
          </table:table-cell>
          <table:table-cell table:style-name="ce3" office:value-type="string">
            <text:p>:m other / 猫たち　名前</text:p>
          </table:table-cell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2017-01-18_02-51-31_01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2017-01-18_02-51-31_01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2017-01-18_02-51-31_01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2017-01-18_02-51-31_011.jpg</text:p>
          </table:table-cell>
          <table:table-cell office:value-type="string">
            <text:p>:PHOTO 記録 / 自分の歯　/ 歯科で磨いてもらった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2017-01-18_02-51-31_009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2017-01-18_02-51-31_008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2017-01-18_02-51-31_007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2017-01-18_02-51-31_006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2017-01-18_02-51-31_005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2017-01-18_02-51-31_004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2017-01-18_02-51-31_003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2017-01-18_02-51-31_002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2017-01-18_02-51-3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2017-01-17_20-00-13_000.jpg</text:p>
          </table:table-cell>
          <table:table-cell table:style-name="ce3" office:value-type="string">
            <text:p>:m 食べた物/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017-01-17_16-54-51_000.jpg</text:p>
          </table:table-cell>
          <table:table-cell table:style-name="ce3" office:value-type="string">
            <text:p>:PHOTO 記録 / @宮前平駅からの坂の途中の階段 / 夕焼けの空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017-01-17_16-54-48_000.jpg</text:p>
          </table:table-cell>
          <table:table-cell table:style-name="ce3" office:value-type="string">
            <text:p>:PHOTO 記録 / @宮前平駅からの坂の途中の階段 / 夕焼けの空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7-01-17_16-54-43_000.jpg</text:p>
          </table:table-cell>
          <table:table-cell table:style-name="ce3" office:value-type="string">
            <text:p>:PHOTO 記録 / @宮前平駅からの坂の途中の階段 / 夕焼けの空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017-01-17_16-54-40_000.jpg</text:p>
          </table:table-cell>
          <table:table-cell table:style-name="ce3" office:value-type="string">
            <text:p>:PHOTO 記録 / @宮前平駅からの坂の途中の階段 / 夕焼けの空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2017-01-17_16-51-59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2017-01-17_16-51-51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1-17_16-47-28_000.jpg</text:p>
          </table:table-cell>
          <table:table-cell table:style-name="ce3" office:value-type="string">
            <text:p>:PHOTO 記録 / @家の前の路 / 夕焼けの空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2017-01-17_16-47-00_000.jpg</text:p>
          </table:table-cell>
          <table:table-cell table:style-name="ce3" office:value-type="string">
            <text:p>:PHOTO 記録 / @家の前の路 / 夕焼けの空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2017-01-17_16-46-46_000.jpg</text:p>
          </table:table-cell>
          <table:table-cell table:style-name="ce3" office:value-type="string">
            <text:p>:PHOTO 記録 / @家の前の路 / 夕焼けの空</text:p>
          </table:table-cell>
        </table:table-row>
        <table:table-row table:style-name="ro6">
          <table:table-cell office:value-type="float" office:value="76">
            <text:p>76</text:p>
          </table:table-cell>
          <table:table-cell office:value-type="string">
            <text:p>2017-01-17_16-05-47_000.jpg</text:p>
          </table:table-cell>
          <table:table-cell office:value-type="string">
            <text:p>:m 1*1 RES / free# ELS7JR 3#1 / ParaView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2017-01-17_15-03-44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2017-01-17_14-59-45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2017-01-17_14-59-29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2017-01-17_14-59-09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2017-01-17_14-58-47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2017-01-17_14-41-42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2017-01-17_14-39-01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2017-01-17_14-38-53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2017-01-17_14-38-28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2017-01-17_14-38-03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2017-01-17_14-37-29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2017-01-17_14-35-37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2017-01-17_14-35-02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2017-01-17_14-34-31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2017-01-17_14-34-24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2017-01-17_14-33-55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2017-01-17_14-04-58_000.jpg</text:p>
          </table:table-cell>
          <table:table-cell office:value-type="string">
            <text:p>:PHOTO 記録 / PC画面　/ インストール　OpenFOAM 他　流体力学関係のアプリ　opensource</text:p>
          </table:table-cell>
        </table:table-row>
        <table:table-row table:style-name="ro5">
          <table:table-cell office:value-type="float" office:value="94">
            <text:p>94</text:p>
          </table:table-cell>
          <table:table-cell office:value-type="string">
            <text:p>2017-01-17_12-00-58_000.jpg</text:p>
          </table:table-cell>
          <table:table-cell office:value-type="string">
            <text:p>:m 1*1 RES / 245 123*6#1 / 　『コロイドの話』　北原文雄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2017-01-17_09-36-01_000.jpg</text:p>
          </table:table-cell>
          <table:table-cell table:style-name="ce3"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2017/01/20</text:date>, <text:time>17:59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0T17:59:15.31</dc:date>
    <dc:creator>岩淵 謙</dc:creator>
    <meta:generator>OpenOffice/4.1.3$Win32 OpenOffice.org_project/413m1$Build-9783</meta:generator>
    <meta:editing-duration>PT1H19M40S</meta:editing-duration>
    <meta:editing-cycles>46</meta:editing-cycles>
    <meta:document-statistic meta:table-count="1" meta:cell-count="288" meta:object-count="0"/>
  </office:meta>
</office:document-meta>
</file>